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For each employee, display the employee’s last name, and calculate the number of months between today and the date the employee was hired. Label the column MONTHS_WORKED. </text:p>
      <text:p text:style-name="Standard">Order your results by the number of months employed. Round the number of months up to the closest whole number.</text:p>
      <text:p text:style-name="Standard"/>
      <text:p text:style-name="Standard">2. Write a query that produces the following for each employee:</text:p>
      <text:p text:style-name="Standard"><text:tab/>&lt;employee last name&gt; earns &lt;salary&gt; monthly but wants &lt;3 times salary&gt;. Label the column Dream Salaries.</text:p>
      <text:p text:style-name="Standard"><text:tab/></text:p>
      <text:p text:style-name="Standard">3. Create a query to display the last name and salary for all employees. Format the salary to be 15</text:p>
      <text:p text:style-name="Standard"><text:tab/>characters long, left-padded with $. Label the column SALARY.</text:p>
      <text:p text:style-name="Standard"><text:tab/></text:p>
      <text:p text:style-name="Standard">4. Display the last name, hire date, and day of the week on which the employee started. Label</text:p>
      <text:p text:style-name="Standard"><text:tab/>the column DAY. Order the results by the day of the week starting with Monday. </text:p>
      <text:p text:style-name="Standard"><text:tab/></text:p>
      <text:p text:style-name="Standard">5. Create a query that displays the employees’ last names and manager_id. If an employee does not have a manager, put 1. Label the column MANAGER_ID.</text:p>
      <text:p text:style-name="Standard"/>
      <text:p text:style-name="Standard">6. Create a query that displays the employees’ last names and indicates the amounts of their annual salaries with asterisks. Each asterisk signifies a thousand dollars. Sort the data in descending order of salary. Label the column EMPLOYEES_AND_THEIR_SALARIES.</text:p>
      <text:p text:style-name="Standard"/>
      <text:p text:style-name="Standard">7. write a query that displays the grade of all employees based on the value of the job title, as per the following data:</text:p>
      <text:p text:style-name="Standard"><text:s text:c="11"/>JOB<text:tab/><text:tab/> <text:s text:c="23"/>GRADE<text:tab/></text:p>
      <text:p text:style-name="Standard"><text:tab/>"President"<text:tab/><text:tab/><text:tab/>A<text:tab/></text:p>
      <text:p text:style-name="Standard"><text:tab/>"Stock Manager"<text:tab/><text:tab/>B<text:tab/></text:p>
      <text:p text:style-name="Standard"><text:tab/>"Programmer"<text:tab/><text:tab/><text:tab/>C<text:tab/></text:p>
      <text:p text:style-name="Standard"><text:tab/>"Sales Representative"<text:tab/>D<text:tab/></text:p>
      <text:p text:style-name="Standard"><text:tab/>"Stock Clerk"<text:tab/><text:tab/><text:tab/>E<text:tab/></text:p>
      <text:p text:style-name="Standard"><text:tab/>None of the above<text:tab/><text:tab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ved Akhtar</meta:initial-creator>
    <meta:creation-date>2021-11-17T14:54:45.73</meta:creation-date>
    <dc:date>2021-11-17T14:59:30.13</dc:date>
    <dc:creator>Naved Akhtar</dc:creator>
    <meta:editing-duration>PT4M45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21" meta:word-count="245" meta:character-count="1487"/>
  </office:meta>
</office:document-meta>
</file>